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02cm" fo:min-width="3.5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24pt" fo:font-weight="bold" style:font-size-asian="28pt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24pt" fo:font-weight="bold" style:font-size-asian="28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3.142cm" svg:x="1cm" svg:y="8.929cm" presentation:class="title" presentation:user-transformed="true">
          <draw:text-box>
            <text:p><text:span text:style-name="T1">G</text:span><text:span text:style-name="T1">E</text:span><text:span text:style-name="T1">D</text:span><text:span text:style-name="T1">W</text:span><text:span text:style-name="T1">E</text:span><text:span text:style-name="T1">B</text:span><text:span text:style-name="T1"><text:line-break/></text:span><text:span text:style-name="T1">M</text:span><text:span text:style-name="T1">O</text:span><text:span text:style-name="T1">D</text:span><text:span text:style-name="T1">E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</draw:text-box>
        </draw:frame>
        <draw:frame presentation:style-name="pr2" draw:text-style-name="P3" draw:layer="layout" svg:width="19.8cm" svg:height="4.752cm" svg:x="7.492cm" svg:y="15.848cm" presentation:class="subtitle" presentation:user-transformed="true">
          <draw:text-box>
            <text:p text:style-name="P2"><text:span text:style-name="T2">Lu</text:span><text:span text:style-name="T2">iz </text:span><text:span text:style-name="T2">M</text:span><text:span text:style-name="T2">ar</text:span><text:span text:style-name="T2">ci</text:span><text:span text:style-name="T2">o </text:span><text:span text:style-name="T2">Fa</text:span><text:span text:style-name="T2">ria </text:span><text:span text:style-name="T2">de </text:span><text:span text:style-name="T2">Aq</text:span><text:span text:style-name="T2">ui</text:span><text:span text:style-name="T2">no </text:span><text:span text:style-name="T2">Vi</text:span><text:span text:style-name="T2">an</text:span><text:span text:style-name="T2">a, </text:span><text:span text:style-name="T2">Pó</text:span><text:span text:style-name="T2">s-</text:span><text:span text:style-name="T2">D.</text:span><text:span text:style-name="T2">Sc</text:span><text:span text:style-name="T2">.</text:span></text:p>
            <text:p text:style-name="P2"><text:span text:style-name="T2">E-</text:span><text:span text:style-name="T2">m</text:span><text:span text:style-name="T2">ail</text:span><text:span text:style-name="T2">: </text:span><text:span text:style-name="T2"><text:a xlink:href="mailto:luiz.marcio.viana@gmail.com" xlink:type="simple">luiz.marcio.viana@gmail.com</text:a></text:span></text:p>
            <text:p text:style-name="P2"><text:span text:style-name="T2">Ph</text:span><text:span text:style-name="T2">on</text:span><text:span text:style-name="T2">e: </text:span><text:span text:style-name="T2">+5</text:span><text:span text:style-name="T2">5-</text:span><text:span text:style-name="T2">21</text:span><text:span text:style-name="T2">-</text:span><text:span text:style-name="T2">99</text:span><text:span text:style-name="T2">98</text:span><text:span text:style-name="T2">3-</text:span><text:span text:style-name="T2">72</text:span><text:span text:style-name="T2">07</text:span></text:p>
            <text:p text:style-name="P2"><text:span text:style-name="T2">CP</text:span><text:span text:style-name="T2">F: </text:span><text:span text:style-name="T2">02</text:span><text:span text:style-name="T2">4.</text:span><text:span text:style-name="T2">72</text:span><text:span text:style-name="T2">3.</text:span><text:span text:style-name="T2">34</text:span><text:span text:style-name="T2">7-</text:span><text:span text:style-name="T2">10</text:span></text:p>
            <text:p text:style-name="P2"><text:span text:style-name="T2">Re</text:span><text:span text:style-name="T2">gi</text:span><text:span text:style-name="T2">st</text:span><text:span text:style-name="T2">ro</text:span><text:span text:style-name="T2">: </text:span><text:span text:style-name="T2">20</text:span><text:span text:style-name="T2">00</text:span><text:span text:style-name="T2">10</text:span><text:span text:style-name="T2">35</text:span><text:span text:style-name="T2">81 </text:span><text:span text:style-name="T2">CR</text:span><text:span text:style-name="T2">EA</text:span><text:span text:style-name="T2">-</text:span><text:span text:style-name="T2">R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TIDADES E RELACIONAMENTOS</text:p>
          </draw:text-box>
        </draw:frame>
        <draw:frame presentation:style-name="pr5" draw:layer="layout" svg:width="9.208cm" svg:height="14.47cm" svg:x="0.289cm" svg:y="4.299cm" presentation:class="outline" presentation:user-transformed="true">
          <draw:text-box>
            <text:list text:style-name="L3">
              <text:list-item>
                <text:p><text:span text:style-name="T3">TblUsuario</text:span></text:p>
                <text:list>
                  <text:list-item>
                    <text:p><text:span text:style-name="T3">UsuarioId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NTEGER</text:span></text:p>
                  </text:list-item>
                  <text:list-item>
                    <text:p><text:span text:style-name="T3">Nom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ARCHAR(80)</text:span></text:p>
                  </text:list-item>
                  <text:list-item>
                    <text:p><text:span text:style-name="T3">Formacao</text:span><text:span text:style-name="T3"><text:tab/></text:span><text:span text:style-name="T3"><text:tab/></text:span><text:span text:style-name="T3"><text:tab/></text:span><text:span text:style-name="T3"><text:tab/></text:span><text:span text:style-name="T3">VARCHAR(80)</text:span></text:p>
                  </text:list-item>
                  <text:list-item>
                    <text:p><text:span text:style-name="T3">Telefon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ARCHAR(30)</text:span></text:p>
                  </text:list-item>
                  <text:list-item>
                    <text:p><text:span text:style-name="T3">Emai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ARCHAR(255)</text:span></text:p>
                  </text:list-item>
                  <text:list-item>
                    <text:p><text:span text:style-name="T3">Logi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ARCHAR(30)</text:span></text:p>
                  </text:list-item>
                  <text:list-item>
                    <text:p><text:span text:style-name="T3">Senha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ARCHAR(30)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>TblDocumento</text:span></text:p>
                <text:list>
                  <text:list-item>
                    <text:p><text:span text:style-name="T3">DocumentoId</text:span><text:span text:style-name="T3"><text:tab/></text:span><text:span text:style-name="T3"><text:tab/></text:span><text:span text:style-name="T3"><text:tab/></text:span><text:span text:style-name="T3">INTEGER</text:span></text:p>
                  </text:list-item>
                  <text:list-item>
                    <text:p><text:span text:style-name="T3">Nom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ARCHAR(80)</text:span></text:p>
                  </text:list-item>
                  <text:list-item>
                    <text:p><text:span text:style-name="T3">NomeArquivo</text:span><text:span text:style-name="T3"><text:tab/></text:span><text:span text:style-name="T3"><text:tab/></text:span><text:span text:style-name="T3"><text:tab/></text:span><text:span text:style-name="T3">VARCHAR(80)</text:span></text:p>
                  </text:list-item>
                  <text:list-item>
                    <text:p><text:span text:style-name="T3">Descricao</text:span><text:span text:style-name="T3"><text:tab/></text:span><text:span text:style-name="T3"><text:tab/></text:span><text:span text:style-name="T3"><text:tab/></text:span><text:span text:style-name="T3"><text:tab/></text:span><text:span text:style-name="T3">VARCHAR(4096)</text:span></text:p>
                  </text:list-item>
                  <text:list-item>
                    <text:p><text:span text:style-name="T3">Data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9"/>VARCHAR(30)</text:span></text:p>
                  </text:list-item>
                  <text:list-item>
                    <text:p><text:span text:style-name="T3">AutorId</text:span><text:span text:style-name="T3"><text:tab/></text:span><text:span text:style-name="T3"><text:tab/></text:span><text:span text:style-name="T3"><text:tab/></text:span><text:span text:style-name="T3"> <text:s text:c="9"/>INTEGER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>TblDocumentoRevisao</text:span></text:p>
                <text:list>
                  <text:list-item>
                    <text:p><text:span text:style-name="T3">DocumentoId</text:span><text:span text:style-name="T3"><text:tab/></text:span><text:span text:style-name="T3"><text:tab/></text:span><text:span text:style-name="T3"><text:tab/></text:span><text:span text:style-name="T3">INTEGER</text:span></text:p>
                  </text:list-item>
                  <text:list-item>
                    <text:p><text:span text:style-name="T3">Nom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ARCHAR(80)</text:span></text:p>
                  </text:list-item>
                  <text:list-item>
                    <text:p><text:span text:style-name="T3">NomeArquivo</text:span><text:span text:style-name="T3"><text:tab/></text:span><text:span text:style-name="T3"><text:tab/></text:span><text:span text:style-name="T3"><text:tab/></text:span><text:span text:style-name="T3">VARCHAR(80)</text:span></text:p>
                  </text:list-item>
                  <text:list-item>
                    <text:p><text:span text:style-name="T3">Descricao</text:span><text:span text:style-name="T3"><text:tab/></text:span><text:span text:style-name="T3"><text:tab/></text:span><text:span text:style-name="T3"><text:tab/></text:span><text:span text:style-name="T3"><text:tab/></text:span><text:span text:style-name="T3">VARCHAR(4096)</text:span></text:p>
                  </text:list-item>
                  <text:list-item>
                    <text:p><text:span text:style-name="T3">Data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9"/>VARCHAR(30)</text:span></text:p>
                  </text:list-item>
                  <text:list-item>
                    <text:p><text:span text:style-name="T3">AutorId</text:span><text:span text:style-name="T3"><text:tab/></text:span><text:span text:style-name="T3"><text:tab/></text:span><text:span text:style-name="T3"><text:tab/></text:span><text:span text:style-name="T3"> <text:s text:c="9"/>INTEGER</text:span></text:p>
                  </text:list-item>
                </text:list>
              </text:list-item>
            </text:list>
          </draw:text-box>
        </draw:frame>
        <draw:custom-shape draw:style-name="gr2" draw:text-style-name="P5" xml:id="id3" draw:id="id3" draw:layer="layout" svg:width="4.01cm" svg:height="2.952cm" svg:x="20.777cm" svg:y="10.723cm">
          <text:p text:style-name="P5">Usuar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1" draw:id="id1" draw:layer="layout" svg:width="4.01cm" svg:height="2.952cm" svg:x="13.537cm" svg:y="6.574cm">
          <text:p text:style-name="P5">Documen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2" draw:id="id2" draw:layer="layout" svg:width="4.01cm" svg:height="2.952cm" svg:x="13.461cm" svg:y="14.624cm">
          <text:p text:style-name="P5">Documento</text:p>
          <text:p text:style-name="P5">Revisã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type="line" svg:x1="15.542cm" svg:y1="9.526cm" svg:x2="15.466cm" svg:y2="14.624cm" draw:start-shape="id1" draw:start-glue-point="6" draw:end-shape="id2" draw:end-glue-point="4" svg:d="M15542 9526l-76 5098" svg:viewBox="0 0 77 5099">
          <text:p/>
        </draw:connector>
        <draw:frame draw:style-name="gr4" draw:text-style-name="P6" draw:layer="layout" svg:width="0.891cm" svg:height="0.988cm" svg:x="14.825cm" svg:y="9.526cm">
          <draw:text-box>
            <text:p>1</text:p>
          </draw:text-box>
        </draw:frame>
        <draw:frame draw:style-name="gr5" draw:text-style-name="P6" draw:layer="layout" svg:width="0.976cm" svg:height="0.988cm" svg:x="14.718cm" svg:y="13.719cm">
          <draw:text-box>
            <text:p>N</text:p>
          </draw:text-box>
        </draw:frame>
        <draw:connector draw:style-name="gr3" draw:text-style-name="P5" draw:layer="layout" draw:type="line" svg:x1="17.471cm" svg:y1="16.1cm" svg:x2="22.782cm" svg:y2="13.675cm" draw:start-shape="id2" draw:start-glue-point="7" draw:end-shape="id3" draw:end-glue-point="6" svg:d="M17471 16100l5311-2425" svg:viewBox="0 0 5312 2426">
          <text:p/>
        </draw:connector>
        <draw:connector draw:style-name="gr3" draw:text-style-name="P5" draw:layer="layout" draw:type="line" svg:x1="17.547cm" svg:y1="8.05cm" svg:x2="22.782cm" svg:y2="10.723cm" draw:start-shape="id1" draw:start-glue-point="7" draw:end-shape="id3" draw:end-glue-point="4" svg:d="M17547 8050l5235 2673" svg:viewBox="0 0 5236 2674">
          <text:p/>
        </draw:connector>
        <draw:frame draw:style-name="gr4" draw:text-style-name="P6" draw:layer="layout" svg:width="0.891cm" svg:height="0.988cm" svg:x="22.319cm" svg:y="9.626cm">
          <draw:text-box>
            <text:p>1</text:p>
          </draw:text-box>
        </draw:frame>
        <draw:frame draw:style-name="gr5" draw:text-style-name="P6" draw:layer="layout" svg:width="0.976cm" svg:height="0.988cm" svg:x="17.317cm" svg:y="16.1cm">
          <draw:text-box>
            <text:p>N</text:p>
          </draw:text-box>
        </draw:frame>
        <draw:frame draw:style-name="gr5" draw:text-style-name="P6" draw:layer="layout" svg:width="0.976cm" svg:height="0.988cm" svg:x="17.373cm" svg:y="7.146cm">
          <draw:text-box>
            <text:p>N</text:p>
          </draw:text-box>
        </draw:frame>
        <draw:frame draw:style-name="gr5" draw:text-style-name="P6" draw:layer="layout" svg:width="0.904cm" svg:height="0.988cm" svg:x="22.352cm" svg:y="13.675cm">
          <draw:text-box>
            <text:p>1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8T16:48:45.028177482</meta:creation-date>
    <meta:editing-duration>PT1H9M31S</meta:editing-duration>
    <meta:editing-cycles>10</meta:editing-cycles>
    <meta:generator>LibreOffice/5.3.6.1$Linux_X86_64 LibreOffice_project/30$Build-1</meta:generator>
    <dc:date>2025-02-10T10:02:49.890534083</dc:date>
    <meta:document-statistic meta:object-count="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